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officeooo:rsid="000a77f2" officeooo:paragraph-rsid="000a77f2" style:font-style-asian="normal" style:font-style-complex="normal"/>
    </style:style>
    <style:style style:name="P2" style:family="paragraph" style:parent-style-name="Standard">
      <style:paragraph-properties fo:text-align="center" style:justify-single-word="false"/>
      <style:text-properties fo:font-size="18pt" fo:font-weight="bold" officeooo:rsid="000a77f2" officeooo:paragraph-rsid="000a77f2"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5pt" fo:font-weight="bold" officeooo:rsid="000a77f2" officeooo:paragraph-rsid="000a77f2" style:font-size-asian="15pt" style:font-weight-asian="bold" style:font-size-complex="15pt" style:font-weight-complex="bold"/>
    </style:style>
    <style:style style:name="P4" style:family="paragraph" style:parent-style-name="Standard">
      <style:paragraph-properties fo:text-align="justify" style:justify-single-word="false"/>
      <style:text-properties fo:font-size="11pt" officeooo:paragraph-rsid="000bda96" style:font-size-asian="11pt" style:font-size-complex="11pt"/>
    </style:style>
    <style:style style:name="P5" style:family="paragraph" style:parent-style-name="Standard">
      <style:paragraph-properties fo:text-align="justify" style:justify-single-word="false"/>
      <style:text-properties fo:font-size="11pt" officeooo:paragraph-rsid="0022ff23" style:font-size-asian="11pt" style:font-size-complex="11pt"/>
    </style:style>
    <style:style style:name="P6" style:family="paragraph" style:parent-style-name="Standard">
      <style:paragraph-properties fo:text-align="justify" style:justify-single-word="false"/>
      <style:text-properties fo:font-size="11pt" fo:font-style="normal" officeooo:rsid="000ce02e" officeooo:paragraph-rsid="000bda96" style:font-size-asian="11pt" style:font-style-asian="normal" style:font-size-complex="11pt" style:font-style-complex="normal"/>
    </style:style>
    <style:style style:name="P7" style:family="paragraph" style:parent-style-name="Standard">
      <style:paragraph-properties fo:text-align="justify" style:justify-single-word="false"/>
      <style:text-properties fo:font-size="11pt" fo:font-style="normal" officeooo:rsid="0022ff23" officeooo:paragraph-rsid="0022ff23" style:font-size-asian="11pt" style:font-style-asian="normal" style:font-size-complex="11pt" style:font-style-complex="normal"/>
    </style:style>
    <style:style style:name="P8" style:family="paragraph" style:parent-style-name="Standard">
      <style:paragraph-properties fo:text-align="justify" style:justify-single-word="false"/>
      <style:text-properties fo:font-size="11pt" fo:font-style="normal" fo:font-weight="bold" officeooo:rsid="000e6274" officeooo:paragraph-rsid="000e6274" style:font-size-asian="11pt" style:font-style-asian="normal" style:font-weight-asian="bold" style:font-size-complex="11pt" style:font-style-complex="normal" style:font-weight-complex="bold"/>
    </style:style>
    <style:style style:name="P9" style:family="paragraph" style:parent-style-name="Standard">
      <style:paragraph-properties fo:text-align="justify" style:justify-single-word="false"/>
      <style:text-properties fo:font-size="11pt" fo:font-style="normal" fo:font-weight="bold" officeooo:rsid="0022ff23" officeooo:paragraph-rsid="0022ff23" style:font-size-asian="11pt" style:font-style-asian="normal" style:font-weight-asian="bold" style:font-size-complex="11pt" style:font-style-complex="normal" style:font-weight-complex="bold"/>
    </style:style>
    <style:style style:name="P10"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1496a6" style:font-size-asian="11pt" style:font-style-asian="normal" style:font-size-complex="11pt" style:font-style-complex="normal"/>
    </style:style>
    <style:style style:name="P11"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12"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1973db" style:font-size-asian="11pt" style:font-style-asian="normal" style:font-size-complex="11pt" style:font-style-complex="normal"/>
    </style:style>
    <style:style style:name="P13" style:family="paragraph" style:parent-style-name="Standard">
      <style:paragraph-properties fo:margin-left="2.501cm" fo:margin-right="0cm" fo:text-align="justify" style:justify-single-word="false" fo:text-indent="0cm" style:auto-text-indent="false"/>
      <style:text-properties fo:font-size="11pt" fo:font-style="normal" officeooo:rsid="001496a6" officeooo:paragraph-rsid="001496a6" style:font-size-asian="11pt" style:font-style-asian="normal" style:font-size-complex="11pt" style:font-style-complex="normal"/>
    </style:style>
    <style:style style:name="P14" style:family="paragraph" style:parent-style-name="Standard">
      <style:paragraph-properties fo:margin-left="2.501cm" fo:margin-right="0cm" fo:text-align="justify" style:justify-single-word="false" fo:text-indent="0cm" style:auto-text-indent="false"/>
      <style:text-properties fo:font-size="11pt" fo:font-style="normal" officeooo:rsid="0013e8cc" officeooo:paragraph-rsid="0013e8cc" style:font-size-asian="11pt" style:font-style-asian="normal" style:font-size-complex="11pt" style:font-style-complex="normal"/>
    </style:style>
    <style:style style:name="P15" style:family="paragraph" style:parent-style-name="Standard">
      <style:paragraph-properties fo:margin-left="2.501cm" fo:margin-right="0cm" fo:text-align="justify" style:justify-single-word="false" fo:text-indent="0cm" style:auto-text-indent="false"/>
      <style:text-properties fo:font-size="11pt" fo:font-style="normal" officeooo:rsid="0010e842" officeooo:paragraph-rsid="000f8f75" style:font-size-asian="11pt" style:font-style-asian="normal" style:font-size-complex="11pt" style:font-style-complex="normal"/>
    </style:style>
    <style:style style:name="P16" style:family="paragraph" style:parent-style-name="Standard">
      <style:paragraph-properties fo:margin-left="2.501cm" fo:margin-right="0cm" fo:text-align="justify" style:justify-single-word="false" fo:text-indent="0cm" style:auto-text-indent="false"/>
      <style:text-properties fo:font-size="11pt" fo:font-style="normal" officeooo:rsid="00149dc3" officeooo:paragraph-rsid="00149dc3" style:font-size-asian="11pt" style:font-style-asian="normal" style:font-size-complex="11pt" style:font-style-complex="normal"/>
    </style:style>
    <style:style style:name="P17" style:family="paragraph" style:parent-style-name="Standard">
      <style:paragraph-properties fo:margin-left="2.501cm" fo:margin-right="0cm" fo:text-align="justify" style:justify-single-word="false" fo:text-indent="0cm" style:auto-text-indent="false"/>
      <style:text-properties fo:font-size="11pt" fo:font-style="normal" officeooo:rsid="0015ea81" officeooo:paragraph-rsid="0015ea81" style:font-size-asian="11pt" style:font-style-asian="normal" style:font-size-complex="11pt" style:font-style-complex="normal"/>
    </style:style>
    <style:style style:name="P18" style:family="paragraph" style:parent-style-name="Standard">
      <style:paragraph-properties fo:margin-left="2.501cm" fo:margin-right="0cm" fo:text-align="justify" style:justify-single-word="false" fo:text-indent="0cm" style:auto-text-indent="false"/>
      <style:text-properties fo:font-size="11pt" fo:font-style="normal" officeooo:rsid="00172a4e" officeooo:paragraph-rsid="00172a4e" style:font-size-asian="11pt" style:font-style-asian="normal" style:font-size-complex="11pt" style:font-style-complex="normal"/>
    </style:style>
    <style:style style:name="P19" style:family="paragraph" style:parent-style-name="Standard">
      <style:paragraph-properties fo:margin-left="2.501cm" fo:margin-right="0cm" fo:text-align="justify" style:justify-single-word="false" fo:text-indent="0cm" style:auto-text-indent="false"/>
      <style:text-properties fo:font-size="11pt" fo:font-style="normal" officeooo:rsid="001973db" officeooo:paragraph-rsid="001973db" style:font-size-asian="11pt" style:font-style-asian="normal" style:font-size-complex="11pt" style:font-style-complex="normal"/>
    </style:style>
    <style:style style:name="P20" style:family="paragraph" style:parent-style-name="Standard">
      <style:paragraph-properties fo:margin-left="2.501cm" fo:margin-right="0cm" fo:text-align="justify" style:justify-single-word="false" fo:text-indent="0cm" style:auto-text-indent="false"/>
      <style:text-properties fo:font-size="11pt" fo:font-style="normal" officeooo:rsid="001b55c8" officeooo:paragraph-rsid="001b55c8" style:font-size-asian="11pt" style:font-style-asian="normal" style:font-size-complex="11pt" style:font-style-complex="normal"/>
    </style:style>
    <style:style style:name="P21" style:family="paragraph" style:parent-style-name="Standard">
      <style:paragraph-properties fo:margin-left="2.501cm" fo:margin-right="0cm" fo:text-align="justify" style:justify-single-word="false" fo:text-indent="0cm" style:auto-text-indent="false"/>
      <style:text-properties fo:font-size="11pt" fo:font-style="normal" officeooo:rsid="001cbddd" officeooo:paragraph-rsid="001cbddd" style:font-size-asian="11pt" style:font-style-asian="normal" style:font-size-complex="11pt" style:font-style-complex="normal"/>
    </style:style>
    <style:style style:name="P22" style:family="paragraph" style:parent-style-name="Standard">
      <style:paragraph-properties fo:margin-left="2.501cm" fo:margin-right="0cm" fo:text-align="justify" style:justify-single-word="false" fo:text-indent="0cm" style:auto-text-indent="false"/>
      <style:text-properties fo:font-size="11pt" fo:font-style="normal" officeooo:rsid="001e489e" officeooo:paragraph-rsid="001e489e" style:font-size-asian="11pt" style:font-style-asian="normal" style:font-size-complex="11pt" style:font-style-complex="normal"/>
    </style:style>
    <style:style style:name="P23" style:family="paragraph" style:parent-style-name="Standard">
      <style:paragraph-properties fo:margin-left="2.501cm" fo:margin-right="0cm" fo:text-align="justify" style:justify-single-word="false" fo:text-indent="0cm" style:auto-text-indent="false"/>
      <style:text-properties fo:font-size="11pt" fo:font-style="normal" officeooo:rsid="0020a450" officeooo:paragraph-rsid="0020a450" style:font-size-asian="11pt" style:font-style-asian="normal" style:font-size-complex="11pt" style:font-style-complex="normal"/>
    </style:style>
    <style:style style:name="P24" style:family="paragraph" style:parent-style-name="Standard">
      <style:paragraph-properties fo:margin-left="2.501cm" fo:margin-right="0cm" fo:text-align="justify" style:justify-single-word="false" fo:text-indent="0cm" style:auto-text-indent="false"/>
      <style:text-properties fo:font-size="11pt" fo:font-style="normal" officeooo:rsid="00122a5e" officeooo:paragraph-rsid="00122a5e" style:font-size-asian="11pt" style:font-style-asian="normal" style:font-size-complex="11pt" style:font-style-complex="normal"/>
    </style:style>
    <style:style style:name="P25" style:family="paragraph" style:parent-style-name="Standard">
      <style:paragraph-properties fo:margin-left="2.501cm" fo:margin-right="0cm" fo:text-align="justify" style:justify-single-word="false" fo:text-indent="0cm" style:auto-text-indent="false"/>
      <style:text-properties fo:font-size="11pt" fo:font-style="normal" officeooo:rsid="002292da" officeooo:paragraph-rsid="002292da" style:font-size-asian="11pt" style:font-style-asian="normal" style:font-size-complex="11pt" style:font-style-complex="normal"/>
    </style:style>
    <style:style style:name="P26" style:family="paragraph" style:parent-style-name="Standard">
      <style:paragraph-properties fo:margin-left="2.501cm" fo:margin-right="0cm" fo:text-align="justify" style:justify-single-word="false" fo:text-indent="0cm" style:auto-text-indent="false"/>
      <style:text-properties fo:font-size="11pt" fo:font-style="normal" officeooo:rsid="0022ff23" officeooo:paragraph-rsid="0022ff23" style:font-size-asian="11pt" style:font-style-asian="normal" style:font-size-complex="11pt" style:font-style-complex="normal"/>
    </style:style>
    <style:style style:name="P27" style:family="paragraph" style:parent-style-name="Standard">
      <style:paragraph-properties fo:margin-left="2.501cm" fo:margin-right="0cm" fo:text-align="justify" style:justify-single-word="false" fo:text-indent="0cm" style:auto-text-indent="false"/>
      <style:text-properties fo:font-size="11pt" officeooo:paragraph-rsid="000f8f75" style:font-size-asian="11pt" style:font-size-complex="11pt"/>
    </style:style>
    <style:style style:name="P28" style:family="paragraph" style:parent-style-name="Standard">
      <style:paragraph-properties fo:margin-left="2.501cm" fo:margin-right="0cm" fo:text-align="justify" style:justify-single-word="false" fo:text-indent="0cm" style:auto-text-indent="false"/>
      <style:text-properties fo:font-size="11pt" officeooo:paragraph-rsid="001b55c8" style:font-size-asian="11pt" style:font-size-complex="11pt"/>
    </style:style>
    <style:style style:name="P29" style:family="paragraph" style:parent-style-name="Standard">
      <style:paragraph-properties fo:margin-left="2.501cm" fo:margin-right="0cm" fo:text-align="justify" style:justify-single-word="false" fo:text-indent="0cm" style:auto-text-indent="false"/>
      <style:text-properties fo:font-size="11pt" officeooo:paragraph-rsid="001cbddd" style:font-size-asian="11pt" style:font-size-complex="11pt"/>
    </style:style>
    <style:style style:name="P30" style:family="paragraph" style:parent-style-name="Standard">
      <style:paragraph-properties fo:margin-left="1.251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31" style:family="paragraph" style:parent-style-name="Standard">
      <style:paragraph-properties fo:margin-left="3.752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32" style:family="paragraph" style:parent-style-name="Standard">
      <style:paragraph-properties fo:margin-left="3.752cm" fo:margin-right="0cm" fo:text-align="justify" style:justify-single-word="false" fo:text-indent="0cm" style:auto-text-indent="false"/>
      <style:text-properties fo:font-size="11pt" fo:font-style="normal" officeooo:rsid="00149dc3" officeooo:paragraph-rsid="00149dc3" style:font-size-asian="11pt" style:font-style-asian="normal" style:font-size-complex="11pt" style:font-style-complex="normal"/>
    </style:style>
    <style:style style:name="P33" style:family="paragraph" style:parent-style-name="Standard">
      <style:paragraph-properties fo:margin-left="3.752cm" fo:margin-right="0cm" fo:text-align="justify" style:justify-single-word="false" fo:text-indent="0cm" style:auto-text-indent="false"/>
      <style:text-properties fo:font-size="11pt" fo:font-style="normal" officeooo:rsid="0015ea81" officeooo:paragraph-rsid="0015ea81" style:font-size-asian="11pt" style:font-style-asian="normal" style:font-size-complex="11pt" style:font-style-complex="normal"/>
    </style:style>
    <style:style style:name="P34" style:family="paragraph" style:parent-style-name="Standard">
      <style:paragraph-properties fo:margin-left="3.752cm" fo:margin-right="0cm" fo:text-align="justify" style:justify-single-word="false" fo:text-indent="0cm" style:auto-text-indent="false"/>
      <style:text-properties fo:font-size="11pt" fo:font-style="normal" officeooo:rsid="00172a4e" officeooo:paragraph-rsid="00172a4e" style:font-size-asian="11pt" style:font-style-asian="normal" style:font-size-complex="11pt" style:font-style-complex="normal"/>
    </style:style>
    <style:style style:name="P35" style:family="paragraph" style:parent-style-name="Standard">
      <style:paragraph-properties fo:margin-left="3.752cm" fo:margin-right="0cm" fo:text-align="justify" style:justify-single-word="false" fo:text-indent="0cm" style:auto-text-indent="false"/>
      <style:text-properties fo:font-size="11pt" fo:font-style="normal" officeooo:rsid="0020a450" officeooo:paragraph-rsid="0020a450" style:font-size-asian="11pt" style:font-style-asian="normal" style:font-size-complex="11pt" style:font-style-complex="normal"/>
    </style:style>
    <style:style style:name="P36" style:family="paragraph" style:parent-style-name="Standard">
      <style:paragraph-properties fo:margin-left="3.752cm" fo:margin-right="0cm" fo:text-align="justify" style:justify-single-word="false" fo:text-indent="0cm" style:auto-text-indent="false"/>
      <style:text-properties fo:font-size="11pt" fo:font-style="normal" fo:font-weight="normal" officeooo:rsid="0015ea81" officeooo:paragraph-rsid="0015ea81"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3.752cm" fo:margin-right="0cm" fo:text-align="justify" style:justify-single-word="false" fo:text-indent="0cm" style:auto-text-indent="false"/>
      <style:text-properties fo:font-size="11pt" officeooo:paragraph-rsid="00149dc3" style:font-size-asian="11pt" style:font-size-complex="11pt"/>
    </style:style>
    <style:style style:name="P38" style:family="paragraph" style:parent-style-name="Standard">
      <style:paragraph-properties fo:margin-left="0cm" fo:margin-right="0cm" fo:text-align="justify" style:justify-single-word="false" fo:text-indent="0cm" style:auto-text-indent="false"/>
      <style:text-properties fo:font-size="11pt" fo:font-style="normal" officeooo:rsid="001496a6" officeooo:paragraph-rsid="000f8f75" style:font-size-asian="11pt" style:font-style-asian="normal" style:font-size-complex="11pt" style:font-style-complex="normal"/>
    </style:style>
    <style:style style:name="P39" style:family="paragraph" style:parent-style-name="Standard">
      <style:paragraph-properties fo:margin-left="0cm" fo:margin-right="0cm" fo:text-align="justify" style:justify-single-word="false" fo:text-indent="0cm" style:auto-text-indent="false"/>
      <style:text-properties fo:font-size="11pt" fo:font-style="normal" officeooo:rsid="00122a5e" officeooo:paragraph-rsid="00122a5e" style:font-size-asian="11pt" style:font-style-asian="normal" style:font-size-complex="11pt" style:font-style-complex="normal"/>
    </style:style>
    <style:style style:name="P40" style:family="paragraph" style:parent-style-name="Standard">
      <style:paragraph-properties fo:margin-left="5.002cm" fo:margin-right="0cm" fo:text-align="justify" style:justify-single-word="false" fo:text-indent="0cm" style:auto-text-indent="false"/>
      <style:text-properties fo:font-size="11pt" fo:font-style="italic" officeooo:rsid="0015ea81" officeooo:paragraph-rsid="0015ea81" style:font-size-asian="11pt" style:font-style-asian="italic" style:font-size-complex="11pt" style:font-style-complex="italic"/>
    </style:style>
    <style:style style:name="P41" style:family="paragraph" style:parent-style-name="Footer">
      <style:paragraph-properties fo:text-align="end" style:justify-single-word="false"/>
      <style:text-properties officeooo:rsid="002b1f30" officeooo:paragraph-rsid="002b1f30"/>
    </style:style>
    <style:style style:name="T1" style:family="text">
      <style:text-properties fo:font-style="italic" style:font-style-asian="italic" style:font-style-complex="italic"/>
    </style:style>
    <style:style style:name="T2" style:family="text">
      <style:text-properties fo:font-style="italic" officeooo:rsid="000a77f2" style:font-style-asian="italic" style:font-style-complex="italic"/>
    </style:style>
    <style:style style:name="T3" style:family="text">
      <style:text-properties fo:font-style="italic" officeooo:rsid="0013e8cc" style:font-style-asian="italic" style:font-style-complex="italic"/>
    </style:style>
    <style:style style:name="T4" style:family="text">
      <style:text-properties fo:font-style="italic" officeooo:rsid="001496a6" style:font-style-asian="italic" style:font-style-complex="italic"/>
    </style:style>
    <style:style style:name="T5" style:family="text">
      <style:text-properties fo:font-style="italic" officeooo:rsid="002292d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da96" style:font-style-asian="normal" style:font-style-complex="normal"/>
    </style:style>
    <style:style style:name="T8" style:family="text">
      <style:text-properties fo:font-style="normal" officeooo:rsid="000a77f2" style:font-style-asian="normal" style:font-style-complex="normal"/>
    </style:style>
    <style:style style:name="T9" style:family="text">
      <style:text-properties fo:font-style="normal" officeooo:rsid="000ca223" style:font-style-asian="normal" style:font-style-complex="normal"/>
    </style:style>
    <style:style style:name="T10" style:family="text">
      <style:text-properties fo:font-style="normal" officeooo:rsid="000ce02e" style:font-style-asian="normal" style:font-style-complex="normal"/>
    </style:style>
    <style:style style:name="T11" style:family="text">
      <style:text-properties fo:font-style="normal" officeooo:rsid="000f8f75" style:font-style-asian="normal" style:font-style-complex="normal"/>
    </style:style>
    <style:style style:name="T12" style:family="text">
      <style:text-properties fo:font-style="normal" officeooo:rsid="00149dc3" style:font-style-asian="normal" style:font-style-complex="normal"/>
    </style:style>
    <style:style style:name="T13" style:family="text">
      <style:text-properties fo:font-style="normal" officeooo:rsid="0022ff23" style:font-style-asian="normal" style:font-style-complex="normal"/>
    </style:style>
    <style:style style:name="T14" style:family="text">
      <style:text-properties fo:font-style="normal" officeooo:rsid="0015ea81" style:font-style-asian="normal" style:font-style-complex="normal"/>
    </style:style>
    <style:style style:name="T15" style:family="text">
      <style:text-properties fo:font-style="normal" officeooo:rsid="0028ffa7" style:font-style-asian="normal" style:font-style-complex="normal"/>
    </style:style>
    <style:style style:name="T16" style:family="text">
      <style:text-properties fo:font-style="normal" officeooo:rsid="001b55c8" style:font-style-asian="normal" style:font-style-complex="normal"/>
    </style:style>
    <style:style style:name="T17" style:family="text">
      <style:text-properties fo:font-style="normal" officeooo:rsid="001cbddd" style:font-style-asian="normal" style:font-style-complex="normal"/>
    </style:style>
    <style:style style:name="T18" style:family="text">
      <style:text-properties fo:font-style="normal" officeooo:rsid="001e489e" style:font-style-asian="normal" style:font-style-complex="normal"/>
    </style:style>
    <style:style style:name="T19" style:family="text">
      <style:text-properties fo:font-style="normal" officeooo:rsid="00295ad9" style:font-style-asian="normal" style:font-style-complex="normal"/>
    </style:style>
    <style:style style:name="T20" style:family="text">
      <style:text-properties fo:font-style="normal" officeooo:rsid="002457f8" style:font-style-asian="normal" style:font-style-complex="normal"/>
    </style:style>
    <style:style style:name="T21" style:family="text">
      <style:text-properties fo:font-style="normal" fo:font-weight="bold" officeooo:rsid="00149dc3" style:font-style-asian="normal" style:font-weight-asian="bold" style:font-style-complex="normal" style:font-weight-complex="bold"/>
    </style:style>
    <style:style style:name="T22" style:family="text">
      <style:text-properties fo:font-style="normal" fo:font-weight="bold" officeooo:rsid="0015ea81" style:font-style-asian="normal" style:font-weight-asian="bold" style:font-style-complex="normal" style:font-weight-complex="bold"/>
    </style:style>
    <style:style style:name="T23" style:family="text">
      <style:text-properties fo:font-style="normal" fo:font-weight="bold" officeooo:rsid="001e489e" style:font-style-asian="normal" style:font-weight-asian="bold" style:font-style-complex="normal" style:font-weight-complex="bold"/>
    </style:style>
    <style:style style:name="T24" style:family="text">
      <style:text-properties officeooo:rsid="000ce02e"/>
    </style:style>
    <style:style style:name="T25" style:family="text">
      <style:text-properties officeooo:rsid="0010e842"/>
    </style:style>
    <style:style style:name="T26" style:family="text">
      <style:text-properties officeooo:rsid="00122a5e"/>
    </style:style>
    <style:style style:name="T27" style:family="text">
      <style:text-properties officeooo:rsid="0013e8cc"/>
    </style:style>
    <style:style style:name="T28" style:family="text">
      <style:text-properties fo:font-weight="bold" style:font-weight-asian="bold" style:font-weight-complex="bold"/>
    </style:style>
    <style:style style:name="T29" style:family="text">
      <style:text-properties fo:font-weight="bold" officeooo:rsid="00122a5e" style:font-weight-asian="bold" style:font-weight-complex="bold"/>
    </style:style>
    <style:style style:name="T30" style:family="text">
      <style:text-properties officeooo:rsid="001496a6"/>
    </style:style>
    <style:style style:name="T31" style:family="text">
      <style:text-properties officeooo:rsid="00149dc3"/>
    </style:style>
    <style:style style:name="T32" style:family="text">
      <style:text-properties officeooo:rsid="0015ea81"/>
    </style:style>
    <style:style style:name="T33" style:family="text">
      <style:text-properties officeooo:rsid="001973db"/>
    </style:style>
    <style:style style:name="T34" style:family="text">
      <style:text-properties officeooo:rsid="001b55c8"/>
    </style:style>
    <style:style style:name="T35" style:family="text">
      <style:text-properties officeooo:rsid="001cbddd"/>
    </style:style>
    <style:style style:name="T36" style:family="text">
      <style:text-properties officeooo:rsid="002292da"/>
    </style:style>
    <style:style style:name="T37" style:family="text">
      <style:text-properties officeooo:rsid="0022ff23"/>
    </style:style>
    <style:style style:name="T38" style:family="text">
      <style:text-properties officeooo:rsid="002457f8"/>
    </style:style>
    <style:style style:name="T39" style:family="text">
      <style:text-properties officeooo:rsid="0028ffa7"/>
    </style:style>
    <style:style style:name="T40" style:family="text">
      <style:text-properties officeooo:rsid="00295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rrigé d’explication de texte</text:p>
      <text:p text:style-name="P3">Pascal, <text:span text:style-name="T1">Pensées</text:span><text:span text:style-name="T6">, Fragment 172 (Ed. Brunschvicg)</text:span></text:p>
      <text:p text:style-name="P1"/>
      <text:p text:style-name="P1"/>
      <text:p text:style-name="P4"><text:span text:style-name="T8"><text:tab/>Le texte qui nous est proposé est tiré des </text:span><text:span text:style-name="T2">Pensées</text:span><text:span text:style-name="T8"> de Pascal ; il s’agit du fragment 172 de l’édition Brunschvicg. Dans ce texte, Pascal s’interroge sur le temps, dans sa relation avec le bonheur. </text:span><text:span text:style-name="T7">On peut définir le bonheur comme un état stable de satisfaction profonde. </text:span><text:span text:style-name="T9">Mais dans ce cas,</text:span><text:span text:style-name="T7"> si le bonheur est </text:span><text:span text:style-name="T9">bien </text:span><text:span text:style-name="T7">le but ultime de toute existence humaine, pourquoi les hommes arrivent-ils aussi peu à être heureux ? On pourrait penser que c’est en raison de leur imprévoyance : les hommes pensent trop à leur plaisir immédiat, et n’arrivent pas à anticiper suffisamment l’avenir pour créer les conditions de leur satisfaction future. Pourtant, </text:span><text:span text:style-name="T9">il ne semble pas que ce soient les hommes les plus prévoyants qui soient les plus heureux ; au contraire, si je tente d’anticiper en permanence tous les désastres qui pourraient m’arriver, je me retrouve à vivre continuellement dans la peur et le doute. Dans ce texte, Pascal radicalise cette objection : si les hommes ont tellement de mal à être heureux, c’est qu’ils sont incapables de l’être, précisément parce qu’ils n’arrivent pas vivre dans le moment présent.</text:span></text:p>
      <text:p text:style-name="P4"><text:span text:style-name="T9"><text:tab/></text:span><text:span text:style-name="T10">Dans une première partie (lignes 1 à 5), Pascal décrit le rapport humain au temps : nous ne vivons jamais dans le présent, et nous nous projetons toujours dans des temps qui n’existent pas réellement. Dans une seconde partie (l. 5 à 9), l’auteur analyse les causes de ce constat : cette projection continuelle est liée à l’expérience désagréable que nous faisons du présent. Enfin (l. 10-15), Pascal invite son lecteur à tirer les conséquences pour la question du bonheur : puisque nous fuyons toujours le présent, il nous est impossible d’être heureux.</text:span></text:p>
      <text:p text:style-name="P6"/>
      <text:p text:style-name="P6"/>
      <text:p text:style-name="P6"/>
      <text:p text:style-name="P8">I. <text:s/>N<text:span text:style-name="T24">ous ne vivons jamais dans le présent, et nous nous projetons toujours dans des temps qui n’existent pas réellement</text:span></text:p>
      <text:p text:style-name="P30"><text:span text:style-name="T28">1.</text:span> <text:span text:style-name="T25">Nous désinvestissons notre rapport au présent, au profit des autres modalités du temps</text:span></text:p>
      <text:p text:style-name="P30"/>
      <text:p text:style-name="P10"><text:span text:style-name="T30">Q signifie « être dans le présent » ? Ne sommes nous pas toujours par définition </text:span><text:span text:style-name="T4">dans le présent </text:span><text:span text:style-name="T30">? Si nous sommes dans le passé : nous ne sommes </text:span><text:span text:style-name="T4">plus</text:span><text:span text:style-name="T30">, si nous sommes dans le futur : nous ne sommes pas </text:span><text:span text:style-name="T4">encore</text:span></text:p>
      <text:p text:style-name="P10"/>
      <text:p text:style-name="P13"><text:span text:style-name="T31">MAIS i</text:span>ci : il faut distinguer deux choses : le temps lui-même (temps objectif) et notre rapport au temps (temps subjectif).</text:p>
      <text:p text:style-name="P13"/>
      <text:p text:style-name="P13">Du point de vue du temps lui-même <text:span text:style-name="T31">(objectivement)</text:span>, nous sommes toujours dans le présent. MAIS subjectivement nous ne nous rapportons que rarement au présent : nous nous <text:span text:style-name="T1">projetons</text:span> <text:span text:style-name="T31">en esprit </text:span>dans le passé ou dans l’avenir .</text:p>
      <text:p text:style-name="P13"/>
      <text:p text:style-name="P14">→ Pascal présente notre rapport au temps comme asymétrique : d’un côté un <text:span text:style-name="T28">désinvestissement</text:span> par rapport au présent, de l’autre un <text:span text:style-name="T28">surinvestissement</text:span> pour le passé et l’avenir.</text:p>
      <text:p text:style-name="P14"/>
      <text:p text:style-name="P11"><text:span text:style-name="T27">O</text:span>n <text:span text:style-name="T30">peut </text:span>analyse<text:span text:style-name="T30">r</text:span> « tenir à » : <text:span text:style-name="T27">deux sens possibles :</text:span></text:p>
      <text:p text:style-name="P31">- « <text:span text:style-name="T27">je tiens à toi » = je t’accorde une certaine importance sur le plan affectif. C’est le premier sens impliqué par le texte, mais Pascal ne dit pas « nous ne tenons pas au présent »…</text:span></text:p>
      <text:p text:style-name="P31">- <text:span text:style-name="T27">imaginons que je sois en train de nager : </text:span>« <text:span text:style-name="T27">je </text:span><text:span text:style-name="T3">me tiens</text:span><text:span text:style-name="T27"> à une planche » = je suis rivé à elle, je maintiens ma proximité avec elle pour me stabiliser. C’est cette forme qu’on trouve dans le texte. → </text:span><text:span text:style-name="T30">être dans le présent pourrait nous permettre une certaine stabilité, mais nous nous en écartons toujours → nous sommes dans perpétuellement dans le mouvement</text:span></text:p>
      <text:p text:style-name="P38"/>
      <text:p text:style-name="P11">→ <text:span text:style-name="T31">Notre</text:span> rapport au temps <text:span text:style-name="T31">est </text:span>marqué par l’<text:span text:style-name="T28">insatisfaction </text:span>: <text:span text:style-name="T31">le futur nous apparaît comme trop lent à venir / le passé comme passant trop vite</text:span></text:p>
      <text:p text:style-name="P11"/>
      <text:p text:style-name="P27"><text:soft-page-break/><text:span text:style-name="T11">→ </text:span><text:span text:style-name="T12">c’est </text:span><text:span text:style-name="T21">paradoxal </text:span><text:span text:style-name="T12">: nous sommes insatisfaits parce que le futur et le passé ne sont pas présents ! Et pourtant, nous n’accordons que très peu d’importance au présent lui-même</text:span></text:p>
      <text:p text:style-name="P15"/>
      <text:p text:style-name="P30"><text:span text:style-name="T28">2.</text:span> Ce rapport inadéquat au temps est une manifestation de notre faiblesse de caractère</text:p>
      <text:p text:style-name="P30"/>
      <text:p text:style-name="P16">Une premier type d’explications à ce paradoxe : on s’appuie sur des traits psychologiques humains : « l’imprudence » et la « vanité »</text:p>
      <text:p text:style-name="P32">«<text:span text:style-name="T28"> Imprudence </text:span>» : un terme paradoxal ici. Normalement la prudence : le fait d’agir avec sagesse, en anticipant les difficultés futures. Au sens courant, la prudence a toujours un rapport avec l’avenir (vient de <text:span text:style-name="T1">provideo </text:span>: le fait de voir à l’avance). Par conséquent, l’imprudence devrait être la disposition à ne pas se projeter dans le futur. Ici Pascal donne un sens exactement contraire à ce terme : l’imprudence, c’est précisément le fait de se rapporter au passé et au futur. Donc, « l’imprudence » humaine ici désigne <text:span text:style-name="T32">plutôt </text:span>une forme de sagesse pratique. = capacité à déceler et déjouer les dangers. Ici le danger c’est précisément le futur lui-même, et non tel ou tel événement futur possible</text:p>
      <text:p text:style-name="P32"/>
      <text:p text:style-name="P37"><text:span text:style-name="T12">«</text:span><text:span text:style-name="T21"> </text:span><text:span text:style-name="T22">Vain </text:span><text:span text:style-name="T14">» : deux sens possibles de ce mot. Qqn de vaniteux : qqn qui a une très haute estime de lui-même. Ça ne peut pas être le sens du texte. 2ème sens : ce qui est « vain » c’est ce qui ne sert à rien, ce qui est absurde </text:span><text:span text:style-name="T15">(un effort est « vain » s’il est sans effet)</text:span><text:span text:style-name="T14">. La vanité fait référence à une sorte de vide, de néant. C’est le sens du texte. La vanité de l’homme, ici, serait le fait d’attribuer de l’importance à ce qui n’en a pas, et de ne pas reconnaître l’importance de ce qui compte réellement.</text:span></text:p>
      <text:p text:style-name="P40"/>
      <text:p text:style-name="P32"/>
      <text:p text:style-name="P17">Dans le texte, l’imprudence est reliée à la notion d’appartenance, et la vanité est reliée à l’existence (la « subsistance »).</text:p>
      <text:p text:style-name="P33">- L’importance de se recentrer sur ce qui nous appartient est un thème très important du <text:span text:style-name="T28">stoïcisme</text:span></text:p>
      <text:p text:style-name="P36">- L’idée selon laquelle le présent est la seule modalité du temps à exister réellement est une idée importante de St Augustin</text:p>
      <text:p text:style-name="P36"/>
      <text:p text:style-name="P17">→ L’homme est marqué par deux formes de folie : l’imprudence, c’est le fait de confondre ce qu’on a et ce qu’on n’a pas ; la vanité, c’est confondre ce qui est et ce qui n’est pas.</text:p>
      <text:p text:style-name="P18">=&gt; Est-ce une simple erreur ? S’il s’agit seulement d’une manque de « réflexion », il suffirait de bien concevoir les choses pour s’inscrire dans un juste rapport au temps → il suffirait de réfléchir et de se rendre compte que seul le présent existe et importe. Mais ce n’est pas aussi facile que ça : la suite du texte va montrer que ce recentrement sur le présent est radicalement impossible</text:p>
      <text:p text:style-name="P17"/>
      <text:p text:style-name="P17"/>
      <text:p text:style-name="P8">II. C<text:span text:style-name="T24">ette projection continuelle est </text:span>causée par<text:span text:style-name="T24"> l’expérience désagréable que nous faisons du présent</text:span></text:p>
      <text:p text:style-name="P30"><text:span text:style-name="T28">1. </text:span><text:span text:style-name="T26">Même nos moments agréables portent la marque de la souffrance</text:span></text:p>
      <text:p text:style-name="P18">Pour Pascal : que le présent soit agréable ou désagréable, nous en souffrons.</text:p>
      <text:p text:style-name="P34">- s’il est désagréable, <text:span text:style-name="T33">nous en souffrons par là même.</text:span></text:p>
      <text:p text:style-name="P34">- <text:span text:style-name="T33">s’il est agréable, sous souffrons de le voir partir.</text:span></text:p>
      <text:p text:style-name="P19">→ L’attitude spécifiquement liée au présent, c’est la fuite. Si le présent est agréable, alors nous nous rapportons à lui de la même façon que nous nous rapportons au passé : par le regret</text:p>
      <text:p text:style-name="P19"/>
      <text:p text:style-name="P12">→ <text:span text:style-name="T26">critique : </text:span><text:span text:style-name="T33">Pascal nous propose </text:span><text:span text:style-name="T26">une vision </text:span><text:span text:style-name="T29">pessimiste</text:span><text:span text:style-name="T26"> de l’existence. </text:span><text:span text:style-name="T33">Ici pessimisme : n’est pas le fait de penser qu’il y a davantage de chances que des événements désagréables arrivent que des événements agréables. C’est plus radicalement le fait d’</text:span><text:span text:style-name="T34">interpréter tout événement, </text:span><text:span text:style-name="T40">même plaisant,</text:span><text:span text:style-name="T33"> </text:span><text:span text:style-name="T34">comme une</text:span><text:span text:style-name="T33"> souffrance. </text:span><text:span text:style-name="T34">Comme <text:s/>un cycliste </text:span><text:span text:style-name="T39">qui </text:span><text:span text:style-name="T34">souffr</text:span><text:span text:style-name="T39">ir</text:span><text:span text:style-name="T34">ait à chaque montée en raison de la douleur, et souffr</text:span><text:span text:style-name="T39">ir</text:span><text:span text:style-name="T34">ait à chaque descente en pensant à la montée qui allait arriver !</text:span></text:p>
      <text:p text:style-name="P12"/>
      <text:p text:style-name="P28"><text:soft-page-break/><text:span text:style-name="T16">La question est de savoir sur quoi se base Pascal pour généraliser cette interprétation pessimiste à l’ensemble de</text:span><text:span text:style-name="T15">s hommes</text:span><text:span text:style-name="T16">. N’est-ce pas une généralisation de son tempérament personnel ? </text:span><text:span text:style-name="T15">Au contraire, p</text:span><text:span text:style-name="T16">ourquoi ne pourrions-nous pas imaginer par exemple que tout événement douloureux de la vie pourrait être accueilli avec joie, parce que nous savons qu’il n’est que passager ? </text:span><text:span text:style-name="T15">Ici il y a des postulats anthropologiques qui ne sont pas justifiés.</text:span></text:p>
      <text:p text:style-name="P12"/>
      <text:p text:style-name="P30"><text:span text:style-name="T28">2. </text:span><text:span text:style-name="T26">C’est du côté de l’avenir que nous nous tournons pour donner un sens à notre existence</text:span></text:p>
      <text:p text:style-name="P30"/>
      <text:p text:style-name="P20">Dans le début du texte, Pascal présentait le passé et l’avenir de façon symétrique. Cette symétrie se rompt ici : en mettant l’expérience du regret au cœur de notre expérience du présent, Pascal relie fermement le passé et le présent. Cela implique qu’<text:span text:style-name="T35">une place particulière doit être réservée à l’avenir dans l’expérience humaine.</text:span></text:p>
      <text:p text:style-name="P20"/>
      <text:p text:style-name="P21">Quelle est cette place ? Le passé et le présent sont des lieux de souffrance : ce sont les lieux de la fuite et du regret. L’avenir est la modalité du temps qui vient jouer un rôle exactement inverse : c’est le lieu dans lequel nous projetons notre plaisir de façon imaginaire. <text:s/>C’est un « soutien » pour le présent (l. 7) : le petit employé de bureau rêve à ses prochaines vacances au soleil pour supporter la médiocrité de son existence présente. → permet de consolider nos stratégies de fuite.</text:p>
      <text:p text:style-name="P21"/>
      <text:p text:style-name="P21">L’avenir est la dimension du fantasme, des possibles, de l’imagination, et c’est cette ouverture des possibles qui nous permet de ne pas mourir du présent. Ce mécanisme : Pascal l’appelle le <text:span text:style-name="T28">divertissement </text:span>: nous nous projetons dans des satisfactions imaginaires pour fuir nos souffrances réelles <text:span text:style-name="T40">et ne pas penser à la misère de notre condition</text:span>.</text:p>
      <text:p text:style-name="P21"/>
      <text:p text:style-name="P29"><text:span text:style-name="T17">Ce qui nous permet de vivre en donnant un sens à notre présent, c’est l’espoir, qui est la modalité première par laquelle nous nous rapportons au futur. </text:span><text:span text:style-name="T18">Cependant, Pascal nous présente cette façon de supporter le présent de façon mordante et ironique : parce que nous sommes imprudents, nous disposons des choses qui ne nous appartiennent pas pour un temps qui n’existe pas vraiment ; c’est notre vanité. Autrement dit, </text:span><text:span text:style-name="T19">notre</text:span><text:span text:style-name="T18"> misère nous pousse à tenter de justifier notre existence de façon </text:span><text:span text:style-name="T23">illusoire</text:span><text:span text:style-name="T18">, par cette projection dans le futur. Le paragraphe suivant va approfondir ce rapport entre le temps et la possibilité du bonheur.</text:span></text:p>
      <text:p text:style-name="P21"/>
      <text:p text:style-name="P11"/>
      <text:p text:style-name="P39"/>
      <text:p text:style-name="P8">III. <text:s/>P<text:span text:style-name="T24">uisque nous fuyons toujours le présent, il nous est impossible d’être heureux</text:span></text:p>
      <text:p text:style-name="P30"><text:span text:style-name="T28">1. </text:span><text:span text:style-name="T26">Le bonheur exige un recentrement sur le présent</text:span></text:p>
      <text:p text:style-name="P30"/>
      <text:p text:style-name="P22">La dernière partie du texte s’ouvre sur un appel à l’introspection : il faut « examiner ses pensées », les observer, pour s’approprier le propos de Pascal.</text:p>
      <text:p text:style-name="P23">Ici : <text:span text:style-name="T36">la </text:span>réflexion <text:span text:style-name="T36">de Pascal </text:span>s’articule sur la distinction moyen//fin.</text:p>
      <text:p text:style-name="P35">Un <text:span text:style-name="T28">moyen</text:span> est un dispositif dont la mise en place est justifiée par le fait qu’il permet la réalisation d’un certain projet. </text:p>
      <text:p text:style-name="P35">La <text:span text:style-name="T28">fin</text:span> désigne le projet qu’on désire réaliser.</text:p>
      <text:p text:style-name="P35"/>
      <text:p text:style-name="P23">Je travaille pour avoir le bac : le fait de travailler est le moyen, le bac est la fin.</text:p>
      <text:p text:style-name="P23">MAIS le bac est également un moyen : moyen de faire des études supérieures.</text:p>
      <text:p text:style-name="P23">Etudes supérieures : à la fois une fin et un moyen : me permet de trouver un travail</text:p>
      <text:p text:style-name="P23">→ me permet d’avoir de l’argent, pour m’acheter les choses qui me plaisent, pour être heureux</text:p>
      <text:p text:style-name="P23">Être heureux est une fin, mais ça ne peut être le moyen de rien d’autre</text:p>
      <text:p text:style-name="P23">→ Aristote définit le bonheur comme la seule fin absolue et parfaite : c’est une fin qui ne peut jamais être un moyen</text:p>
      <text:p text:style-name="P23"/>
      <text:p text:style-name="P23">C’est en fonction de cette structure fin/moyen que Pascal introduit la question du bonheur.</text:p>
      <text:p text:style-name="P23">Le bonheur désigne un certain état de satisfaction : il est lié à une expérience vécue du contentement. Or une expérience ne peut être vécue qu’au présent : le bonheur se vit donc <text:soft-page-break/>toujours au présent. <text:span text:style-name="T36">→ comme le bonheur est notre fin par excellence et qu’il n’existe qu’au présent, c’est le présent qui devrait être notre fin</text:span></text:p>
      <text:p text:style-name="P23"/>
      <text:p text:style-name="P23">→ <text:span text:style-name="T36">Cependant, les hommes considèrent souvent le présent comme un simple moyen. La prudence, dans son sens courant, consiste bien à préparer dans le présent les conditions du futur. On pense au présent pour « en prendre la lumière » = en tirer les </text:span><text:span text:style-name="T5">connaissances</text:span><text:span text:style-name="T36"> qui nous permettent de mieux anticiper et préparer l’avenir.</text:span></text:p>
      <text:p text:style-name="P23"/>
      <text:p text:style-name="P23">→ <text:span text:style-name="T36">Une inversion douloureuse : ce qui </text:span><text:span text:style-name="T5">devrait</text:span><text:span text:style-name="T36"> être moyen devient fin, et ce qui devrait être fin n’est que moyen. → nous remplaçons le bonheur par l’espoir du bonheur. Notre existence entière est défigurée par notre rapport maladif au futur</text:span></text:p>
      <text:p text:style-name="P24"/>
      <text:p text:style-name="P30"><text:span text:style-name="T28">2.</text:span> Pour autant, Pascal nous propose-t-il de profiter du moment présent, et de retrouver une posture hédoniste ?</text:p>
      <text:p text:style-name="P30"/>
      <text:p text:style-name="P25">On pourrait interpréter le texte de Pascal comme une invitation au laisser-aller et à la jouissance : il faudrait arrêter de penser au passé et au futur, et se recentrer sur notre plaisir présent.</text:p>
      <text:p text:style-name="P25">MAIS ce n’est pas du tout ce que propose l’extrait. Pascal n’ouvre aucune possibilité particulière pour retrouver le moment présent. Bien plutôt, il décrit une fatalité existentielle, une incapacité maladive <text:span text:style-name="T37">des hommes </text:span>à vivre dans l’instant.</text:p>
      <text:p text:style-name="P25">→ Une tonalité <text:span text:style-name="T1">tragique</text:span> du texte. <text:span text:style-name="T37">Le tragique, c’est ce qui advient quand notre connaissance du danger n’empêche aucunement le danger de se produire - comme quand Oedipe connaît par avance son destin et s’y précipite néanmoins.</text:span></text:p>
      <text:p text:style-name="P26">Pascal ne propose pas de recette pour être heureux. Son pessimisme va bien plutôt jusqu’à dire que notre rapport fondamental au temps est tel qu’il est radicalement impossible de connaître le bonheur, et que nous pouvons d’autant moins être heureux que nous espérons l’être. </text:p>
      <text:p text:style-name="P6"/>
      <text:p text:style-name="P6"/>
      <text:p text:style-name="P9">Conclusion générale :</text:p>
      <text:p text:style-name="P7"/>
      <text:p text:style-name="P7"><text:tab/>Ce texte de Pascal est remarquable par la noirceur et l’ironie de son propos. Bien loin des discours antiques proposant des recettes et méthodes pour trouver le bonheur, ce fragment des <text:span text:style-name="T1">Pensées</text:span> veut bien plutôt montrer que le bonheur ne peut être pour l’homme qu’une amère illusion. C’est dans notre rapport au temps que se noue cette malédiction : nous nous projetons vers l’avenir et le passé avec l’insatisfaction de ne pas les voir présents, et nous refusons pourtant de vivre dans <text:span text:style-name="T38">un</text:span> présent qui nous blesse systématiquement. Le texte, peu à peu, précise cette idée : c’est bien autour de l’avenir que notre existence se structure. Nous y projetons nos fantasmes et nos imaginations, et nous attendons de cette pluralité de possibles qu’elle nous sauve des souffrances dont notre vie est tissée.</text:p>
      <text:p text:style-name="P5"><text:span text:style-name="T13"><text:tab/></text:span><text:span text:style-name="T20">Le bonheur, alors, est-il radicalement impossible ? Il semble clair que pour Pascal aucun bonheur terrestre ne peut être trouvé : la condition humaine est si misérable que c’est notre expérience même du temps qui l’interdit. Pour autant, il y a pour Pascal une façon de trouver une forme de bonheur parfait ; elle implique pourtant de sortir de notre expérience commune du temps. C’est l’expérience de la rencontre avec l’infini de Dieu que nous pouvons dépasser les misères de notre finitude, une rencontre qui selon Pascal ne peut se faire que dans le cadre du christianisme. </text:span><text:span text:style-name="T19">On peut </text:span><text:span text:style-name="T20">cependant </text:span><text:span text:style-name="T19">si</text:span><text:span text:style-name="T20"> c</text:span><text:span text:style-name="T19">e n’est pas</text:span><text:span text:style-name="T20"> précisément cette pensée chrétienne qui déterminait pour partie la façon dont Pascal compren</text:span><text:span text:style-name="T19">d</text:span><text:span text:style-name="T20"> la misère de la condition humaine. Ici, il serait intéressait de se demander quelle valeur générale peut avoir la description pascalienne de la psychologie humaine ; on pourrait suivre Nietzsche, et se demander si au fond elle ne serait pas d’abord ce que la religion chrétienne a fait de l’hom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b1f30" officeooo:paragraph-rsid="002b1f30"/>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orrigé texte Pascal -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09:48:51.422000000</meta:creation-date>
    <dc:title>Page vierge</dc:title>
    <meta:generator>LibreOffice/7.0.3.1$Windows_X86_64 LibreOffice_project/d7547858d014d4cf69878db179d326fc3483e082</meta:generator>
    <meta:editing-duration>PT4H57M10S</meta:editing-duration>
    <meta:editing-cycles>7</meta:editing-cycles>
    <dc:date>2021-06-10T08:20:24.285000000</dc:date>
    <meta:document-statistic meta:table-count="0" meta:image-count="0" meta:object-count="0" meta:page-count="4" meta:paragraph-count="62" meta:word-count="2450" meta:character-count="14204" meta:non-whitespace-character-count="11806"/>
    <meta:template xlink:type="simple" xlink:actuate="onRequest" xlink:title="Page vierge" xlink:href="../corrigé%20pascal.odt" meta:date="2021-06-09T09:48:51.425000000"/>
  </office:meta>
</office:document-meta>
</file>